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6.972cm" table:align="left" style:writing-mode="lr-tb"/>
    </style:style>
    <style:style style:name="Таблица1.A" style:family="table-column">
      <style:table-column-properties style:column-width="8.484cm"/>
    </style:style>
    <style:style style:name="Таблица1.B" style:family="table-column">
      <style:table-column-properties style:column-width="8.488cm"/>
    </style:style>
    <style:style style:name="Таблица1.A1" style:family="table-cell">
      <style:table-cell-properties style:vertical-align="top"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6.972cm" table:align="left" style:writing-mode="lr-tb"/>
    </style:style>
    <style:style style:name="Таблица2.A" style:family="table-column">
      <style:table-column-properties style:column-width="8.484cm"/>
    </style:style>
    <style:style style:name="Таблица2.B" style:family="table-column">
      <style:table-column-properties style:column-width="8.488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6.972cm" table:align="left" style:writing-mode="lr-tb"/>
    </style:style>
    <style:style style:name="Таблица3.A" style:family="table-column">
      <style:table-column-properties style:column-width="8.484cm"/>
    </style:style>
    <style:style style:name="Таблица3.B" style:family="table-column">
      <style:table-column-properties style:column-width="8.488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6.972cm" table:align="left" style:writing-mode="lr-tb"/>
    </style:style>
    <style:style style:name="Таблица4.A" style:family="table-column">
      <style:table-column-properties style:column-width="8.484cm"/>
    </style:style>
    <style:style style:name="Таблица4.B" style:family="table-column">
      <style:table-column-properties style:column-width="8.488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style:vertical-align="top"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6.947cm" table:align="left" style:writing-mode="lr-tb"/>
    </style:style>
    <style:style style:name="Таблица14.A" style:family="table-column">
      <style:table-column-properties style:column-width="8.475cm"/>
    </style:style>
    <style:style style:name="Таблица14.B" style:family="table-column">
      <style:table-column-properties style:column-width="8.472cm"/>
    </style:style>
    <style:style style:name="Таблица14.1" style:family="table-row">
      <style:table-row-properties style:keep-together="true"/>
    </style:style>
    <style:style style:name="Таблица14.A1" style:family="table-cell">
      <style:table-cell-properties style:vertical-align="top"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6.972cm" table:align="left" style:writing-mode="lr-tb"/>
    </style:style>
    <style:style style:name="Таблица19.A" style:family="table-column">
      <style:table-column-properties style:column-width="8.484cm"/>
    </style:style>
    <style:style style:name="Таблица19.B" style:family="table-column">
      <style:table-column-properties style:column-width="8.488cm"/>
    </style:style>
    <style:style style:name="Таблица19.1" style:family="table-row">
      <style:table-row-properties style:keep-together="true"/>
    </style:style>
    <style:style style:name="Таблица19.A1" style:family="table-cell">
      <style:table-cell-properties style:vertical-align="top"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6.972cm" table:align="left" style:writing-mode="lr-tb"/>
    </style:style>
    <style:style style:name="Таблица15.A" style:family="table-column">
      <style:table-column-properties style:column-width="8.484cm"/>
    </style:style>
    <style:style style:name="Таблица15.B" style:family="table-column">
      <style:table-column-properties style:column-width="8.488cm"/>
    </style:style>
    <style:style style:name="Таблица15.1" style:family="table-row">
      <style:table-row-properties style:keep-together="true"/>
    </style:style>
    <style:style style:name="Таблица15.A1" style:family="table-cell">
      <style:table-cell-properties style:vertical-align="top"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6.999cm" table:align="left" style:writing-mode="lr-tb"/>
    </style:style>
    <style:style style:name="Таблица16.A" style:family="table-column">
      <style:table-column-properties style:column-width="8.498cm"/>
    </style:style>
    <style:style style:name="Таблица16.B" style:family="table-column">
      <style:table-column-properties style:column-width="8.5cm"/>
    </style:style>
    <style:style style:name="Таблица16.1" style:family="table-row">
      <style:table-row-properties style:keep-together="true"/>
    </style:style>
    <style:style style:name="Таблица16.A1" style:family="table-cell">
      <style:table-cell-properties style:vertical-align="top" fo:padding="0.049cm" fo:border="none" style:writing-mode="lr-tb"/>
    </style:style>
    <style:style style:name="Таблица16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6.999cm" table:align="left" style:writing-mode="lr-tb"/>
    </style:style>
    <style:style style:name="Таблица17.A" style:family="table-column">
      <style:table-column-properties style:column-width="8.498cm"/>
    </style:style>
    <style:style style:name="Таблица17.B" style:family="table-column">
      <style:table-column-properties style:column-width="8.5cm"/>
    </style:style>
    <style:style style:name="Таблица17.1" style:family="table-row">
      <style:table-row-properties style:keep-together="true"/>
    </style:style>
    <style:style style:name="Таблица17.A1" style:family="table-cell">
      <style:table-cell-properties style:vertical-align="top"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6.999cm" table:align="left" style:writing-mode="lr-tb"/>
    </style:style>
    <style:style style:name="Таблица18.A" style:family="table-column">
      <style:table-column-properties style:column-width="8.498cm"/>
    </style:style>
    <style:style style:name="Таблица18.B" style:family="table-column">
      <style:table-column-properties style:column-width="8.5cm"/>
    </style:style>
    <style:style style:name="Таблица18.1" style:family="table-row">
      <style:table-row-properties style:keep-together="true"/>
    </style:style>
    <style:style style:name="Таблица18.A1" style:family="table-cell">
      <style:table-cell-properties style:vertical-align="top"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P1" style:family="paragraph" style:parent-style-name="Heading_20_1" style:master-page-name="Standard">
      <style:paragraph-properties fo:margin-top="0.423cm" fo:margin-bottom="0.499cm" fo:text-align="center" style:justify-single-word="false">
        <style:tab-stops>
          <style:tab-stop style:position="0cm"/>
        </style:tab-stops>
      </style:paragraph-properties>
      <style:text-properties style:font-name="Arial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2">
      <style:paragraph-properties fo:margin-top="0.423cm" fo:margin-bottom="0.499cm">
        <style:tab-stops>
          <style:tab-stop style:position="0cm"/>
          <style:tab-stop style:position="16.775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4" style:family="paragraph" style:parent-style-name="Table_20_Contents_20__28_user_29_">
      <style:paragraph-properties fo:text-align="end" style:justify-single-word="false" style:snap-to-layout-grid="false"/>
      <style:text-properties style:font-name="Arial"/>
    </style:style>
    <style:style style:name="P5" style:family="paragraph" style:parent-style-name="Table_20_Contents_20__28_user_29_">
      <style:paragraph-properties style:snap-to-layout-grid="false"/>
      <style:text-properties style:font-name="Arial"/>
    </style:style>
    <style:style style:name="P6" style:family="paragraph" style:parent-style-name="Sender">
      <style:paragraph-properties style:snap-to-layout-grid="false"/>
      <style:text-properties style:font-name="Arial" fo:font-style="italic" style:font-style-asian="italic" style:font-style-complex="italic"/>
    </style:style>
    <style:style style:name="P7" style:family="paragraph" style:parent-style-name="Table_20_Contents_20__28_user_29_">
      <style:paragraph-properties style:snap-to-layout-grid="false"/>
    </style:style>
    <style:style style:name="P8" style:family="paragraph" style:parent-style-name="Heading_20_2">
      <style:paragraph-properties fo:margin-top="0.423cm" fo:margin-bottom="0.499cm">
        <style:tab-stops>
          <style:tab-stop style:position="0cm"/>
          <style:tab-stop style:position="16.828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Heading_20_3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0" style:family="paragraph" style:parent-style-name="Heading_20_2">
      <style:paragraph-properties fo:margin-top="0.423cm" fo:margin-bottom="0.499cm">
        <style:tab-stops>
          <style:tab-stop style:position="0cm"/>
          <style:tab-stop style:position="16.801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1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2" style:family="paragraph" style:parent-style-name="Table_20_Contents_20__28_user_29_">
      <style:paragraph-properties fo:margin-top="0cm" fo:margin-bottom="0.21cm" style:snap-to-layout-grid="false"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5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6" style:family="paragraph" style:parent-style-name="Heading_20_2">
      <style:paragraph-properties fo:margin-left="0cm" fo:margin-right="-0.053cm" fo:margin-top="0.423cm" fo:margin-bottom="0.499cm" fo:text-indent="0cm" style:auto-text-indent="fals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7" style:family="paragraph" style:parent-style-name="Heading_20_2">
      <style:paragraph-properties fo:margin-left="0cm" fo:margin-right="-0.053cm" fo:margin-top="0.423cm" fo:margin-bottom="0.499cm" fo:text-indent="0cm" style:auto-text-indent="false" fo:break-before="pag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Table_20_Contents_20__28_user_29_">
      <style:paragraph-properties style:snap-to-layout-grid="false"/>
      <style:text-properties style:font-name="Arial" fo:font-weight="bold" style:font-weight-asian="bold"/>
    </style:style>
    <style:style style:name="P19" style:family="paragraph" style:parent-style-name="Heading_20_2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</style:style>
    <style:style style:name="P21" style:family="paragraph" style:parent-style-name="Text_20_body">
      <style:paragraph-properties fo:margin-top="0cm" fo:margin-bottom="0.212cm"/>
      <style:text-properties style:font-name="Arial"/>
    </style:style>
    <style:style style:name="T1" style:family="text" style:parent-style-name="Internet_20_link">
      <style:text-properties style:font-name="Arial"/>
    </style:style>
    <style:style style:name="T2" style:family="text">
      <style:text-properties style:font-name="Arial"/>
    </style:style>
    <style:style style:name="T3" style:family="text" style:parent-style-name="ACRONYM">
      <style:text-properties style:font-name="Arial"/>
    </style:style>
    <style:style style:name="T4" style:family="text" style:parent-style-name="Q">
      <style:text-properties style:font-name="Arial"/>
    </style:style>
    <style:style style:name="T5" style:family="text" style:parent-style-name="Internet_20_link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 style:parent-style-name="Internet_20_link">
      <style:text-properties style:font-name="Arial" fo:font-weight="bold" style:font-weight-asian="bold"/>
    </style:style>
    <style:style style:name="T8" style:family="text">
      <style:text-properties fo:font-weight="bold" style:font-weight-asian="bol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orgi Sotirov's Curriculum Vitae</text:h>
      <text:section text:style-name="Sect1" text:name="Раздел1">
        <text:p text:style-name="P2"/>
      </text:section>
      <text:section text:style-name="Sect1" text:name="Раздел2">
        <text:h text:style-name="P3" text:outline-level="2">Contact Details<text:tab/></text:h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4">Name:</text:p>
            </table:table-cell>
            <table:table-cell table:style-name="Таблица1.B1" office:value-type="string">
              <text:p text:style-name="P5">Georgi Dimitrov Sotirov</text:p>
            </table:table-cell>
          </table:table-row>
          <table:table-row>
            <table:table-cell table:style-name="Таблица1.A1" office:value-type="string">
              <text:p text:style-name="P4">Country:</text:p>
            </table:table-cell>
            <table:table-cell table:style-name="Таблица1.B1" office:value-type="string">
              <text:p text:style-name="P5">Bulgaria (BG)</text:p>
            </table:table-cell>
          </table:table-row>
          <table:table-row>
            <table:table-cell table:style-name="Таблица1.A1" office:value-type="string">
              <text:p text:style-name="P4">Current address:</text:p>
            </table:table-cell>
            <table:table-cell table:style-name="Таблица1.B1" office:value-type="string">
              <text:p text:style-name="P6">1784 Sofia<text:line-break/>Mladost 4, ...</text:p>
            </table:table-cell>
          </table:table-row>
          <table:table-row>
            <table:table-cell table:style-name="Таблица1.A1" office:value-type="string">
              <text:p text:style-name="P4">Personal mobile:</text:p>
            </table:table-cell>
            <table:table-cell table:style-name="Таблица1.B1" office:value-type="string">
              <text:p text:style-name="P5">+359 88 837 18 17</text:p>
            </table:table-cell>
          </table:table-row>
          <table:table-row>
            <table:table-cell table:style-name="Таблица1.A1" office:value-type="string">
              <text:p text:style-name="P4">Email:</text:p>
            </table:table-cell>
            <table:table-cell table:style-name="Таблица1.B1" office:value-type="string">
              <text:p text:style-name="P7"><text:a xlink:type="simple" xlink:href="mailto:Georgi%20Sotirov%20%3Cgsotirov@obs.bg%3E"><text:span text:style-name="T1">gsotirov@dir.bg</text:span></text:a></text:p>
            </table:table-cell>
          </table:table-row>
          <table:table-row>
            <table:table-cell table:style-name="Таблица1.A1" office:value-type="string">
              <text:p text:style-name="P4">Preferred way for communication:</text:p>
            </table:table-cell>
            <table:table-cell table:style-name="Таблица1.B1" office:value-type="string">
              <text:p text:style-name="P5">Personal mobile</text:p>
            </table:table-cell>
          </table:table-row>
        </table:table>
      </text:section>
      <text:section text:style-name="Sect1" text:name="Раздел3">
        <text:h text:style-name="P8" text:outline-level="2">Personal Information<text:tab/></text:h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4">Birthday:</text:p>
            </table:table-cell>
            <table:table-cell table:style-name="Таблица2.B1" office:value-type="string">
              <text:p text:style-name="P5">19 October 1979</text:p>
            </table:table-cell>
          </table:table-row>
          <table:table-row table:style-name="Таблица2.1">
            <table:table-cell table:style-name="Таблица2.A1" office:value-type="string">
              <text:p text:style-name="P4">Birth place:</text:p>
            </table:table-cell>
            <table:table-cell table:style-name="Таблица2.B1" office:value-type="string">
              <text:p text:style-name="P5">Dupnitsa, Bulgaria</text:p>
            </table:table-cell>
          </table:table-row>
          <table:table-row table:style-name="Таблица2.1">
            <table:table-cell table:style-name="Таблица2.A1" office:value-type="string">
              <text:p text:style-name="P4">Availability:</text:p>
            </table:table-cell>
            <table:table-cell table:style-name="Таблица2.B1" office:value-type="string">
              <text:p text:style-name="P5">Full or Part time, Project</text:p>
            </table:table-cell>
          </table:table-row>
          <table:table-row table:style-name="Таблица2.1">
            <table:table-cell table:style-name="Таблица2.A1" office:value-type="string">
              <text:p text:style-name="P4">Driving license:</text:p>
            </table:table-cell>
            <table:table-cell table:style-name="Таблица2.B1" office:value-type="string">
              <text:p text:style-name="P5">Yes, active dirver</text:p>
            </table:table-cell>
          </table:table-row>
          <table:table-row table:style-name="Таблица2.1">
            <table:table-cell table:style-name="Таблица2.A1" office:value-type="string">
              <text:p text:style-name="P4">Military service:</text:p>
            </table:table-cell>
            <table:table-cell table:style-name="Таблица2.B1" office:value-type="string">
              <text:p text:style-name="P5">Completed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town:</text:p>
            </table:table-cell>
            <table:table-cell table:style-name="Таблица2.B1" office:value-type="string">
              <text:p text:style-name="P5">Yes, temporarily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country:</text:p>
            </table:table-cell>
            <table:table-cell table:style-name="Таблица2.B1" office:value-type="string">
              <text:p text:style-name="P5">Yes, temporarily</text:p>
            </table:table-cell>
          </table:table-row>
        </table:table>
      </text:section>
      <text:section text:style-name="Sect1" text:name="Раздел4">
        <text:h text:style-name="P8" text:outline-level="2">Education<text:tab/></text:h>
      </text:section>
      <text:section text:style-name="Sect1" text:name="Раздел5">
        <text:h text:style-name="P9" text:outline-level="3">University</text:h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4">Name:</text:p>
            </table:table-cell>
            <table:table-cell table:style-name="Таблица3.B1" office:value-type="string">
              <text:p text:style-name="P7"><text:a xlink:type="simple" xlink:href="http://www.tu-sofia.bg/"><text:span text:style-name="T1">Technical University of Sofia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Department:</text:p>
            </table:table-cell>
            <table:table-cell table:style-name="Таблица3.B1" office:value-type="string">
              <text:p text:style-name="P7"><text:a xlink:type="simple" xlink:href="http://www.tu-sofia.bg/fksu1.htm"><text:span text:style-name="T1">Faculty of Computer Systems and Control, Department of Computer Systems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Major:</text:p>
            </table:table-cell>
            <table:table-cell table:style-name="Таблица3.B1" office:value-type="string">
              <text:p text:style-name="P5">Computer systems and technologies</text:p>
            </table:table-cell>
          </table:table-row>
          <table:table-row table:style-name="Таблица3.1">
            <table:table-cell table:style-name="Таблица3.A1" office:value-type="string">
              <text:p text:style-name="P4">Degree:</text:p>
            </table:table-cell>
            <table:table-cell table:style-name="Таблица3.B1" office:value-type="string">
              <text:p text:style-name="P5">Bachelor (BA)</text:p>
            </table:table-cell>
          </table:table-row>
          <table:table-row table:style-name="Таблица3.1">
            <table:table-cell table:style-name="Таблица3.A1" office:value-type="string">
              <text:p text:style-name="P4">Location:</text:p>
            </table:table-cell>
            <table:table-cell table:style-name="Таблица3.B1" office:value-type="string">
              <text:p text:style-name="P5">Sofia, Bulgaria</text:p>
            </table:table-cell>
          </table:table-row>
          <table:table-row table:style-name="Таблица3.1">
            <table:table-cell table:style-name="Таблица3.A1" office:value-type="string">
              <text:p text:style-name="P4">Period:</text:p>
            </table:table-cell>
            <table:table-cell table:style-name="Таблица3.B1" office:value-type="string">
              <text:p text:style-name="P5">September 1998 - June 2002</text:p>
            </table:table-cell>
          </table:table-row>
        </table:table>
      </text:section>
      <text:section text:style-name="Sect1" text:name="Раздел6">
        <text:h text:style-name="P9" text:outline-level="3">High School</text:h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4">Name:</text:p>
            </table:table-cell>
            <table:table-cell table:style-name="Таблица4.B1" office:value-type="string">
              <text:p text:style-name="P7"><text:span text:style-name="T2">School of Machanical and Electrical Technics </text:span><text:span text:style-name="T3">Acad.</text:span><text:span text:style-name="T4"> </text:span><text:a xlink:type="simple" xlink:href="http://en.wikipedia.org/wiki/Sergei_Korolev"><text:span text:style-name="T1">S. P. Korolev</text:span></text:a></text:p>
            </table:table-cell>
          </table:table-row>
          <table:table-row table:style-name="Таблица4.1">
            <table:table-cell table:style-name="Таблица4.A1" office:value-type="string">
              <text:p text:style-name="P4">Major:</text:p>
            </table:table-cell>
            <table:table-cell table:style-name="Таблица4.B1" office:value-type="string">
              <text:p text:style-name="P5">Electric equipment of industrial enterprises</text:p>
            </table:table-cell>
          </table:table-row>
          <table:table-row table:style-name="Таблица4.1">
            <table:table-cell table:style-name="Таблица4.A1" office:value-type="string">
              <text:p text:style-name="P4">Location:</text:p>
            </table:table-cell>
            <table:table-cell table:style-name="Таблица4.B1" office:value-type="string">
              <text:p text:style-name="P5">Dupnitsa, Bulgaria</text:p>
            </table:table-cell>
          </table:table-row>
          <table:table-row table:style-name="Таблица4.1">
            <table:table-cell table:style-name="Таблица4.A1" office:value-type="string">
              <text:p text:style-name="P4">Period:</text:p>
            </table:table-cell>
            <table:table-cell table:style-name="Таблица4.B1" office:value-type="string">
              <text:p text:style-name="P5">September 1994 - May 1998</text:p>
            </table:table-cell>
          </table:table-row>
        </table:table>
      </text:section>
      <text:section text:style-name="Sect1" text:name="Раздел7">
        <text:h text:style-name="P10" text:outline-level="2">Skills<text:tab/></text:h>
      </text:section>
      <text:section text:style-name="Sect1" text:name="Раздел8">
        <text:h text:style-name="P9" text:outline-level="3">Programming Languages</text:h>
        <text:p text:style-name="P11">C, C++, JavaScript®, Pascal, Perl, PHP, Prolog, Shell</text:p>
      </text:section>
      <text:section text:style-name="Sect1" text:name="Раздел9">
        <text:h text:style-name="P9" text:outline-level="3">Markup languages</text:h>
        <text:p text:style-name="P11">(X)HTML, XML</text:p>
      </text:section>
      <text:section text:style-name="Sect1" text:name="Раздел10">
        <text:h text:style-name="P9" text:outline-level="3">Stylesheet Languages</text:h>
        <text:p text:style-name="P11">CSS, XSL</text:p>
      </text:section>
      <text:section text:style-name="Sect1" text:name="Раздел11">
        <text:h text:style-name="P9" text:outline-level="3">Development Environments</text:h>
        <text:p text:style-name="P12">Borland® C++Builder™, Borland® Delphi™, GraphTalk™ Developer, KDevelop (Gideon), Microsoft® VisualC++®, Turbo® C/C++, Turbo® Pascal, Watcom™ C/C++</text:p>
      </text:section>
      <text:section text:style-name="Sect1" text:name="Раздел12">
        <text:h text:style-name="P9" text:outline-level="3">Development Tools</text:h>
        <text:p text:style-name="P11">Bugzilla, CVS, Subversion, make</text:p>
      </text:section>
      <text:section text:style-name="Sect1" text:name="Раздел13">
        <text:h text:style-name="P13" text:outline-level="3">Data Bases and Modeling</text:h>
        <text:p text:style-name="P14">SQL, MySQL</text:p>
      </text:section>
      <text:section text:style-name="Sect1" text:name="Раздел14">
        <text:h text:style-name="P9" text:outline-level="3">Operating Systems</text:h>
        <text:p text:style-name="P11">Linux, Windows, DOS</text:p>
      </text:section>
      <text:section text:style-name="Sect1" text:name="Раздел15">
        <text:h text:style-name="P9" text:outline-level="3">Communication Interfaces</text:h>
        <text:p text:style-name="P15"><text:a xlink:type="simple" xlink:href="http://gsotirov79.ddns.homelan.bg/~gsotirov/glossary.en.html#DeviceNet"><text:span text:style-name="T5">DeviceNet™</text:span></text:a><text:span text:style-name="T6">, SNMP, TCP/IP</text:span></text:p>
      </text:section>
      <text:section text:style-name="Sect1" text:name="Раздел16">
        <text:h text:style-name="P9" text:outline-level="3">Spoken Languages</text:h>
        <text:p text:style-name="P11">Bulgarian, English</text:p>
      </text:section>
      <text:section text:style-name="Sect1" text:name="Раздел17">
        <text:h text:style-name="P16" text:outline-level="2"/>
        <text:h text:style-name="P17" text:outline-level="2">Additional Qualifications<text:tab/></text:h>
        <text:h text:style-name="P13" text:outline-level="3">July 2003 - August 2003</text:h>
        <table:table table:name="Таблица14" table:style-name="Таблица14">
          <table:table-column table:style-name="Таблица14.A"/>
          <table:table-column table:style-name="Таблица14.B"/>
          <table:table-row table:style-name="Таблица14.1">
            <table:table-cell table:style-name="Таблица14.A1" office:value-type="string">
              <text:p text:style-name="P4">Title:</text:p>
            </table:table-cell>
            <table:table-cell table:style-name="Таблица14.B1" office:value-type="string">
              <text:p text:style-name="P18">GraphTalk and A.I.A Developer</text:p>
            </table:table-cell>
          </table:table-row>
          <table:table-row table:style-name="Таблица14.1">
            <table:table-cell table:style-name="Таблица14.A1" office:value-type="string">
              <text:p text:style-name="P4">Organization:</text:p>
            </table:table-cell>
            <table:table-cell table:style-name="Таблица14.B1" office:value-type="string">
              <text:p text:style-name="P7"><text:a xlink:type="simple" xlink:href="http://www.csc.com/"><text:span text:style-name="T1">Computer Sciences Corporation</text:span></text:a></text:p>
            </table:table-cell>
          </table:table-row>
          <table:table-row table:style-name="Таблица14.1">
            <table:table-cell table:style-name="Таблица14.A1" office:value-type="string">
              <text:p text:style-name="P4">Description:</text:p>
            </table:table-cell>
            <table:table-cell table:style-name="Таблица14.B1" office:value-type="string">
              <text:p text:style-name="P7"><text:span text:style-name="T2">The course prepeares the students to work with </text:span><text:a xlink:type="simple" xlink:href="http://gsotirov79.ddns.homelan.bg/~gsotirov/glossary.en.html#GT"><text:span text:style-name="T1">GraphTalk Developer</text:span></text:a><text:span text:style-name="T2"> and introduces them in developing </text:span><text:a xlink:type="simple" xlink:href="http://gsotirov79.ddns.homelan.bg/~gsotirov/glossary.en.html#GTAIA"><text:span text:style-name="T1">GraphTalk A.I.A</text:span></text:a><text:span text:style-name="T2"> Application. </text:span></text:p>
            </table:table-cell>
          </table:table-row>
        </table:table>
      </text:section>
      <text:section text:style-name="Sect1" text:name="Раздел18">
        <text:h text:style-name="P19" text:outline-level="2">Employment History</text:h>
        <text:h text:style-name="P13" text:outline-level="3"><text:bookmark-start text:name="OBS1"/>O<text:bookmark-end text:name="OBS1"/>ctober 2005 - present</text:h>
        <table:table table:name="Таблица19" table:style-name="Таблица19">
          <table:table-column table:style-name="Таблица19.A"/>
          <table:table-column table:style-name="Таблица19.B"/>
          <table:table-row table:style-name="Таблица19.1">
            <table:table-cell table:style-name="Таблица19.A1" office:value-type="string">
              <text:p text:style-name="P4">Position:</text:p>
            </table:table-cell>
            <table:table-cell table:style-name="Таблица19.B1" office:value-type="string">
              <text:p text:style-name="P18">Senior Programmer</text:p>
            </table:table-cell>
          </table:table-row>
          <table:table-row table:style-name="Таблица19.1">
            <table:table-cell table:style-name="Таблица19.A1" office:value-type="string">
              <text:p text:style-name="P4">Organization:</text:p>
            </table:table-cell>
            <table:table-cell table:style-name="Таблица19.B1" office:value-type="string">
              <text:p text:style-name="P7"><text:a xlink:type="simple" xlink:href="http://www.obs.bg/"><text:span text:style-name="T1">Object Builder Software Bulgaria</text:span></text:a></text:p>
            </table:table-cell>
          </table:table-row>
          <table:table-row table:style-name="Таблица19.1">
            <table:table-cell table:style-name="Таблица19.A1" office:value-type="string">
              <text:p text:style-name="P4">Location:</text:p>
            </table:table-cell>
            <table:table-cell table:style-name="Таблица19.B1" office:value-type="string">
              <text:p text:style-name="P5">Sofia, Bulgaria</text:p>
            </table:table-cell>
          </table:table-row>
          <table:table-row table:style-name="Таблица19.1">
            <table:table-cell table:style-name="Таблица19.A1" office:value-type="string">
              <text:p text:style-name="P4">Team size:</text:p>
            </table:table-cell>
            <table:table-cell table:style-name="Таблица19.B1" office:value-type="string">
              <text:p text:style-name="P5">15 people</text:p>
            </table:table-cell>
          </table:table-row>
          <table:table-row table:style-name="Таблица19.1">
            <table:table-cell table:style-name="Таблица19.A1" office:value-type="string">
              <text:p text:style-name="P4">Duties:</text:p>
            </table:table-cell>
            <table:table-cell table:style-name="Таблица19.B1" office:value-type="string">
              <text:p text:style-name="P5">Development and coordination of the development of software in the</text:p>
              <text:p text:style-name="P5">insurance field.</text:p>
            </table:table-cell>
          </table:table-row>
        </table:table>
        <text:h text:style-name="P13" text:outline-level="3"><text:bookmark-start text:name="OBS"/>July 2003 – October 2005<text:bookmark-end text:name="OBS"/></text:h>
        <table:table table:name="Таблица15" table:style-name="Таблица15">
          <table:table-column table:style-name="Таблица15.A"/>
          <table:table-column table:style-name="Таблица15.B"/>
          <table:table-row table:style-name="Таблица15.1">
            <table:table-cell table:style-name="Таблица15.A1" office:value-type="string">
              <text:p text:style-name="P4">Position:</text:p>
            </table:table-cell>
            <table:table-cell table:style-name="Таблица15.B1" office:value-type="string">
              <text:p text:style-name="P18">Programmer</text:p>
            </table:table-cell>
          </table:table-row>
          <table:table-row table:style-name="Таблица15.1">
            <table:table-cell table:style-name="Таблица15.A1" office:value-type="string">
              <text:p text:style-name="P4">Organization:</text:p>
            </table:table-cell>
            <table:table-cell table:style-name="Таблица15.B1" office:value-type="string">
              <text:p text:style-name="P7"><text:a xlink:type="simple" xlink:href="http://www.obs.bg/"><text:span text:style-name="T1">Object Builder Software Bulgaria</text:span></text:a></text:p>
            </table:table-cell>
          </table:table-row>
          <table:table-row table:style-name="Таблица15.1">
            <table:table-cell table:style-name="Таблица15.A1" office:value-type="string">
              <text:p text:style-name="P4">Location:</text:p>
            </table:table-cell>
            <table:table-cell table:style-name="Таблица15.B1" office:value-type="string">
              <text:p text:style-name="P5">Sofia, Bulgaria</text:p>
            </table:table-cell>
          </table:table-row>
          <table:table-row table:style-name="Таблица15.1">
            <table:table-cell table:style-name="Таблица15.A1" office:value-type="string">
              <text:p text:style-name="P4">Team size:</text:p>
            </table:table-cell>
            <table:table-cell table:style-name="Таблица15.B1" office:value-type="string">
              <text:p text:style-name="P5">between 5 and 20 people</text:p>
            </table:table-cell>
          </table:table-row>
          <table:table-row table:style-name="Таблица15.1">
            <table:table-cell table:style-name="Таблица15.A1" office:value-type="string">
              <text:p text:style-name="P4">Duties:</text:p>
            </table:table-cell>
            <table:table-cell table:style-name="Таблица15.B1" office:value-type="string">
              <text:p text:style-name="P5">Software development in the insurance field.</text:p>
            </table:table-cell>
          </table:table-row>
        </table:table>
        <text:h text:style-name="P13" text:outline-level="3"><text:bookmark-start text:name="Xpeqt"/>May 2002 - January 2003<text:bookmark-end text:name="Xpeqt"/></text:h>
        <table:table table:name="Таблица16" table:style-name="Таблица16">
          <table:table-column table:style-name="Таблица16.A"/>
          <table:table-column table:style-name="Таблица16.B"/>
          <table:table-row table:style-name="Таблица16.1">
            <table:table-cell table:style-name="Таблица16.A1" office:value-type="string">
              <text:p text:style-name="P4">Position:</text:p>
            </table:table-cell>
            <table:table-cell table:style-name="Таблица16.B1" office:value-type="string">
              <text:p text:style-name="P18">C/C++ Programmer</text:p>
            </table:table-cell>
          </table:table-row>
          <table:table-row table:style-name="Таблица16.1">
            <table:table-cell table:style-name="Таблица16.A1" office:value-type="string">
              <text:p text:style-name="P4">Organization:</text:p>
            </table:table-cell>
            <table:table-cell table:style-name="Таблица16.B1" office:value-type="string">
              <text:p text:style-name="P7"><text:a xlink:type="simple" xlink:href="http://www.xpeqt.com/"><text:span text:style-name="T1">Xpeqt</text:span></text:a></text:p>
            </table:table-cell>
          </table:table-row>
          <table:table-row table:style-name="Таблица16.1">
            <table:table-cell table:style-name="Таблица16.A1" office:value-type="string">
              <text:p text:style-name="P4">Location:</text:p>
            </table:table-cell>
            <table:table-cell table:style-name="Таблица16.B1" office:value-type="string">
              <text:p text:style-name="P5">Sofia, Bulgaria</text:p>
            </table:table-cell>
          </table:table-row>
          <table:table-row table:style-name="Таблица16.1">
            <table:table-cell table:style-name="Таблица16.A1" office:value-type="string">
              <text:p text:style-name="P4">Team size:</text:p>
            </table:table-cell>
            <table:table-cell table:style-name="Таблица16.B1" office:value-type="string">
              <text:p text:style-name="P5">5 people</text:p>
            </table:table-cell>
          </table:table-row>
          <table:table-row table:style-name="Таблица16.1">
            <table:table-cell table:style-name="Таблица16.A1" office:value-type="string">
              <text:p text:style-name="P4">Duties:</text:p>
            </table:table-cell>
            <table:table-cell table:style-name="Таблица16.B1" office:value-type="string">
              <text:p text:style-name="P7"><text:span text:style-name="T2">Designing, coding, testing and documenting of a module (plugin) to be integrated in software for machine control. The purpose of the module is to communicate with </text:span><text:a xlink:type="simple" xlink:href="http://gsotirov79.ddns.homelan.bg/~gsotirov/glossary.en.html#DeviceNet"><text:span text:style-name="T1">DeviceNet™</text:span></text:a><text:span text:style-name="T2"> devices.</text:span></text:p>
            </table:table-cell>
          </table:table-row>
          <table:table-row table:style-name="Таблица16.1">
            <table:table-cell table:style-name="Таблица16.A1" office:value-type="string">
              <text:p text:style-name="P4">Reason for leaving:</text:p>
            </table:table-cell>
            <table:table-cell table:style-name="Таблица16.B1" office:value-type="string">
              <text:p text:style-name="P5">Stuff cut down due to business stagnation.</text:p>
            </table:table-cell>
          </table:table-row>
        </table:table>
        <text:h text:style-name="P13" text:outline-level="3"><text:bookmark-start text:name="BIT"/>September 2001 - March 2002<text:bookmark-end text:name="BIT"/></text:h>
        <table:table table:name="Таблица17" table:style-name="Таблица17">
          <table:table-column table:style-name="Таблица17.A"/>
          <table:table-column table:style-name="Таблица17.B"/>
          <table:table-row table:style-name="Таблица17.1">
            <table:table-cell table:style-name="Таблица17.A1" office:value-type="string">
              <text:p text:style-name="P4">Position:</text:p>
            </table:table-cell>
            <table:table-cell table:style-name="Таблица17.B1" office:value-type="string">
              <text:p text:style-name="P18">Technical Collaborator</text:p>
            </table:table-cell>
          </table:table-row>
          <table:table-row table:style-name="Таблица17.1">
            <table:table-cell table:style-name="Таблица17.A1" office:value-type="string">
              <text:p text:style-name="P4">Organization:</text:p>
            </table:table-cell>
            <table:table-cell table:style-name="Таблица17.B1" office:value-type="string">
              <text:p text:style-name="P7"><text:a xlink:type="simple" xlink:href="http://www.bitex.com/"><text:span text:style-name="T1">Bulgarian Information Technologies</text:span></text:a></text:p>
            </table:table-cell>
          </table:table-row>
          <table:table-row table:style-name="Таблица17.1">
            <table:table-cell table:style-name="Таблица17.A1" office:value-type="string">
              <text:p text:style-name="P4">Location:</text:p>
            </table:table-cell>
            <table:table-cell table:style-name="Таблица17.B1" office:value-type="string">
              <text:p text:style-name="P5">Sofia, Bulgaria</text:p>
            </table:table-cell>
          </table:table-row>
          <table:table-row table:style-name="Таблица17.1">
            <table:table-cell table:style-name="Таблица17.A1" office:value-type="string">
              <text:p text:style-name="P4">Team size:</text:p>
            </table:table-cell>
            <table:table-cell table:style-name="Таблица17.B1" office:value-type="string">
              <text:p text:style-name="P5">8 people</text:p>
            </table:table-cell>
          </table:table-row>
          <table:table-row table:style-name="Таблица17.1">
            <table:table-cell table:style-name="Таблица17.A1" office:value-type="string">
              <text:p text:style-name="P4">Duties:</text:p>
            </table:table-cell>
            <table:table-cell table:style-name="Таблица17.B1" office:value-type="string">
              <text:p text:style-name="P5">Technical support of the company's clients and writing of Perl scripts for the company's servers.</text:p>
            </table:table-cell>
          </table:table-row>
        </table:table>
      </text:section>
      <text:section text:style-name="Sect1" text:name="Раздел19">
        <text:h text:style-name="P10" text:outline-level="2">Sample Projects<text:tab/></text:h>
        <text:h text:style-name="P13" text:outline-level="3"><text:bookmark-start text:name="EP-12"/>June 2002 - September 2002<text:bookmark-end text:name="EP-12"/></text:h>
        <table:table table:name="Таблица18" table:style-name="Таблица18">
          <table:table-column table:style-name="Таблица18.A"/>
          <table:table-column table:style-name="Таблица18.B"/>
          <table:table-row table:style-name="Таблица18.1">
            <table:table-cell table:style-name="Таблица18.A1" office:value-type="string">
              <text:p text:style-name="P4">Name:</text:p>
            </table:table-cell>
            <table:table-cell table:style-name="Таблица18.B1" office:value-type="string">
              <text:p text:style-name="P7"><text:a xlink:type="simple" xlink:href="http://gsotirov79.ddns.homelan.bg/~gsotirov/cv/doc/ep12.pdf"><text:span text:style-name="T7">EP-12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Description:</text:p>
            </table:table-cell>
            <table:table-cell table:style-name="Таблица18.B1" office:value-type="string">
              <text:p text:style-name="P5">EP-12 is Ellipsometric Porosimeter and has the capability of measuring 200 and 300 mm wafers.</text:p>
            </table:table-cell>
          </table:table-row>
          <table:table-row table:style-name="Таблица18.1">
            <table:table-cell table:style-name="Таблица18.A1" office:value-type="string">
              <text:p text:style-name="P4">Duration:</text:p>
            </table:table-cell>
            <table:table-cell table:style-name="Таблица18.B1" office:value-type="string">
              <text:p text:style-name="P5">4 months</text:p>
            </table:table-cell>
          </table:table-row>
          <table:table-row table:style-name="Таблица18.1">
            <table:table-cell table:style-name="Таблица18.A1" office:value-type="string">
              <text:p text:style-name="P4">Technologies used:</text:p>
            </table:table-cell>
            <table:table-cell table:style-name="Таблица18.B1" office:value-type="string">
              <text:p text:style-name="P7"><text:a xlink:type="simple" xlink:href="http://gsotirov79.ddns.homelan.bg/~gsotirov/glossary.en.html#EllipsometricPorosimetry"><text:span text:style-name="T1">Ellipsometric Porosimetry</text:span></text:a><text:span text:style-name="T2">, </text:span><text:a xlink:type="simple" xlink:href="http://gsotirov79.ddns.homelan.bg/~gsotirov/glossary.en.html#DeviceNet"><text:span text:style-name="T1">DeviceNet™</text:span></text:a><text:span text:style-name="T2">, C/C++</text:span></text:p>
            </table:table-cell>
          </table:table-row>
          <table:table-row table:style-name="Таблица18.1">
            <table:table-cell table:style-name="Таблица18.A1" office:value-type="string">
              <text:p text:style-name="P4">Position:</text:p>
            </table:table-cell>
            <table:table-cell table:style-name="Таблица18.B1" office:value-type="string">
              <text:p text:style-name="P5">C/C++ Programmer</text:p>
            </table:table-cell>
          </table:table-row>
          <table:table-row table:style-name="Таблица18.1">
            <table:table-cell table:style-name="Таблица18.A1" office:value-type="string">
              <text:p text:style-name="P4">Team size:</text:p>
            </table:table-cell>
            <table:table-cell table:style-name="Таблица18.B1" office:value-type="string">
              <text:p text:style-name="P5">about 25 people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:</text:p>
            </table:table-cell>
            <table:table-cell table:style-name="Таблица18.B1" office:value-type="string">
              <text:p text:style-name="P7"><text:a xlink:type="simple" xlink:href="http://www.xpeqt.com/"><text:span text:style-name="T1">Xpeqt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 description:</text:p>
            </table:table-cell>
            <table:table-cell table:style-name="Таблица18.B1" office:value-type="string">
              <text:p text:style-name="P5">The company is a manufacturer of a broad line of testing, handling, characterization and diagnostics equipment for the microelectronics and electronics industry.</text:p>
            </table:table-cell>
          </table:table-row>
        </table:table>
      </text:section>
      <text:section text:style-name="Sect1" text:name="Раздел20">
        <text:h text:style-name="P8" text:outline-level="2">References<text:tab/></text:h>
        <text:list text:style-name="WW8Num2">
          <text:list-item>
            <text:p text:style-name="P20"><text:span text:style-name="T2">From </text:span><text:a xlink:type="simple" xlink:href="http://www.xpeqt.com/"><text:span text:style-name="T1">Xpeqt</text:span></text:a><text:span text:style-name="T2">; </text:span></text:p>
          </text:list-item>
        </text:list>
        <text:p text:style-name="P21"><text:span text:style-name="T8">Note</text:span>: References available on request.</text:p>
      </text:section>
      <text:section text:style-name="Sect2" text:name="Раздел2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bg" style:country-asian="BG" style:font-size-complex="12pt" style:language-complex="bg" style:country-complex="B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bg" style:country-asian="BG" style:font-name-complex="Tahoma" style:font-size-complex="12pt" style:language-complex="bg" style:country-complex="B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Lucida Sans Unicode" style:font-size-asian="12pt" style:language-asian="bg" style:country-asian="BG" style:font-name-complex="Tahoma" style:font-size-complex="12pt" style:language-complex="bg" style:country-complex="BG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_20__28_user_29_" style:next-style-name="Text_20_body" style:class="text" style:default-outline-level="1">
      <style:paragraph-properties fo:margin-left="0cm" fo:margin-right="0cm" fo:text-indent="0cm" style:auto-text-indent="false"/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_20__28_user_29_" style:next-style-name="Text_20_body" style:class="text" style:default-outline-level="2">
      <style:paragraph-properties fo:margin-left="0cm" fo:margin-right="0cm" fo:text-indent="0cm" style:auto-text-indent="false"/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_20__28_user_29_" style:next-style-name="Text_20_body" style:class="text" style:default-outline-level="3">
      <style:paragraph-properties fo:margin-left="0cm" fo:margin-right="0cm" fo:text-indent="0cm" style:auto-text-indent="false"/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CRONYM" style:family="text"/>
    <style:style style:name="Q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10.725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415cm" fo:margin-bottom="2.02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George Sotirov's Curriculum Vitae</dc:title>
    <dc:subject>CV</dc:subject>
    <meta:initial-creator>Georgi Sotirov</meta:initial-creator>
    <meta:creation-date>2005-08-28T19:42:01</meta:creation-date>
    <dc:creator>Георги Сотиров</dc:creator>
    <dc:date>2006-09-13T18:43:39</dc:date>
    <meta:print-date>2113-01-01T00:00:00</meta:print-date>
    <dc:language>bg-BG</dc:language>
    <meta:editing-cycles>82</meta:editing-cycles>
    <meta:editing-duration>PT1H1M19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4" meta:paragraph-count="149" meta:word-count="467" meta:character-count="3321"/>
  </office:meta>
</office:document-meta>
</file>